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 style:parent-style-name="Normal" style:list-style-name="LFO11" style:family="paragraph"/>
    <style:style style:name="P3" style:parent-style-name="Normal" style:list-style-name="LFO11" style:family="paragraph"/>
    <style:style style:name="P4" style:parent-style-name="Normal" style:list-style-name="LFO11" style:family="paragraph"/>
    <style:style style:name="P5" style:parent-style-name="Normal" style:list-style-name="LFO11" style:family="paragraph"/>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 style:parent-style-name="Normal" style:family="paragraph">
      <style:text-properties fo:font-weight="bold" style:font-weight-asian="bold" style:font-weight-complex="bold"/>
    </style:style>
    <style:style style:name="P16" style:parent-style-name="Normal" style:list-style-name="LFO8" style:family="paragraph">
      <style:text-properties fo:font-weight="bold" style:font-weight-asian="bold" style:font-weight-complex="bold"/>
    </style:style>
    <style:style style:name="P17" style:parent-style-name="Normal" style:list-style-name="LFO8" style:family="paragraph">
      <style:text-properties fo:font-weight="bold" style:font-weight-asian="bold" style:font-weight-complex="bold"/>
    </style:style>
    <style:style style:name="P18" style:parent-style-name="Normal" style:list-style-name="LFO8" style:family="paragraph">
      <style:text-properties fo:font-weight="bold" style:font-weight-asian="bold" style:font-weight-complex="bold"/>
    </style:style>
    <style:style style:name="P19" style:parent-style-name="Normal" style:list-style-name="LFO8" style:family="paragraph">
      <style:text-properties fo:font-weight="bold" style:font-weight-asian="bold" style:font-weight-complex="bold"/>
    </style:style>
    <style:style style:name="P20" style:parent-style-name="Normal" style:list-style-name="LFO8" style:family="paragraph">
      <style:text-properties fo:font-weight="bold" style:font-weight-asian="bold" style:font-weight-complex="bold"/>
    </style:style>
    <style:style style:name="P21" style:parent-style-name="Normal" style:list-style-name="LFO8" style:family="paragraph">
      <style:text-properties fo:font-weight="bold" style:font-weight-asian="bold" style:font-weight-complex="bold"/>
    </style:style>
    <style:style style:name="P22" style:parent-style-name="Normal" style:list-style-name="LFO8" style:family="paragraph">
      <style:text-properties fo:font-weight="bold" style:font-weight-asian="bold" style:font-weight-complex="bold"/>
    </style:style>
    <style:style style:name="P23" style:parent-style-name="Normal" style:list-style-name="LFO8" style:family="paragraph">
      <style:text-properties fo:font-weight="bold" style:font-weight-asian="bold" style:font-weight-complex="bold"/>
    </style:style>
    <style:style style:name="P2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5" style:parent-style-name="Normal" style:list-style-name="LFO3" style:family="paragraph"/>
    <style:style style:name="P26" style:parent-style-name="Normal" style:list-style-name="LFO3" style:family="paragraph"/>
    <style:style style:name="P27" style:parent-style-name="Normal" style:list-style-name="LFO3" style:family="paragraph"/>
    <style:style style:name="P28" style:parent-style-name="Normal" style:list-style-name="LFO3" style:family="paragraph"/>
    <style:style style:name="P29" style:parent-style-name="Normal" style:list-style-name="LFO3" style:family="paragraph"/>
    <style:style style:name="P30" style:parent-style-name="Normal" style:list-style-name="LFO3" style:family="paragraph"/>
    <style:style style:name="P31" style:parent-style-name="Normal" style:list-style-name="LFO3" style:family="paragraph"/>
    <style:style style:name="P32" style:parent-style-name="Normal" style:list-style-name="LFO3" style:family="paragraph"/>
    <style:style style:name="P33" style:parent-style-name="Normal" style:list-style-name="LFO3" style:family="paragraph"/>
    <style:style style:name="P34" style:parent-style-name="Normal" style:list-style-name="LFO3" style:family="paragraph"/>
    <style:style style:name="P35" style:parent-style-name="Normal" style:list-style-name="LFO3" style:family="paragraph"/>
    <style:style style:name="P36" style:parent-style-name="Normal" style:list-style-name="LFO3" style:family="paragraph"/>
    <style:style style:name="P37" style:parent-style-name="Normal" style:list-style-name="LFO3" style:family="paragraph"/>
    <style:style style:name="P38" style:parent-style-name="Normal" style:list-style-name="LFO3" style:family="paragraph"/>
    <style:style style:name="P39" style:parent-style-name="Normal" style:list-style-name="LFO3" style:family="paragraph"/>
    <style:style style:name="P40" style:parent-style-name="Normal" style:list-style-name="LFO3" style:family="paragraph"/>
    <style:style style:name="P41" style:parent-style-name="Normal" style:list-style-name="LFO3" style:family="paragraph"/>
    <style:style style:name="P42" style:parent-style-name="Normal" style:list-style-name="LFO3" style:family="paragraph"/>
    <style:style style:name="P43" style:parent-style-name="Normal" style:list-style-name="LFO3" style:family="paragraph"/>
    <style:style style:name="P44" style:parent-style-name="Normal" style:list-style-name="LFO3" style:family="paragraph"/>
    <style:style style:name="P45" style:parent-style-name="Normal" style:list-style-name="LFO3" style:family="paragraph"/>
    <style:style style:name="P46" style:parent-style-name="Normal" style:list-style-name="LFO3" style:family="paragraph"/>
    <style:style style:name="P47" style:parent-style-name="Normal" style:list-style-name="LFO3" style:family="paragraph"/>
    <style:style style:name="P48" style:parent-style-name="Normal" style:list-style-name="LFO3" style:family="paragraph"/>
    <style:style style:name="P4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5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51" style:parent-style-name="Normal" style:list-style-name="LFO4" style:family="paragraph"/>
    <style:style style:name="P52" style:parent-style-name="Normal" style:list-style-name="LFO4" style:family="paragraph"/>
    <style:style style:name="P53" style:parent-style-name="Normal" style:list-style-name="LFO4" style:family="paragraph"/>
    <style:style style:name="P54" style:parent-style-name="Normal" style:list-style-name="LFO4" style:family="paragraph"/>
    <style:style style:name="P55" style:parent-style-name="Normal" style:list-style-name="LFO4" style:family="paragraph"/>
    <style:style style:name="P56" style:parent-style-name="Normal" style:list-style-name="LFO4" style:family="paragraph"/>
    <style:style style:name="P57" style:parent-style-name="Normal" style:list-style-name="LFO4" style:family="paragraph"/>
    <style:style style:name="P58" style:parent-style-name="Normal" style:list-style-name="LFO4" style:family="paragraph"/>
    <style:style style:name="P59" style:parent-style-name="Normal" style:family="paragraph">
      <style:paragraph-properties fo:margin-left="0.5in">
        <style:tab-stops/>
      </style:paragraph-properties>
    </style:style>
    <style:style style:name="T6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61" style:parent-style-name="Normal" style:list-style-name="LFO5" style:family="paragraph"/>
    <style:style style:name="P62" style:parent-style-name="Normal" style:list-style-name="LFO5" style:family="paragraph"/>
    <style:style style:name="P63" style:parent-style-name="Normal" style:list-style-name="LFO5" style:family="paragraph"/>
    <style:style style:name="P64" style:parent-style-name="Normal" style:list-style-name="LFO5" style:family="paragraph"/>
    <style:style style:name="P65" style:parent-style-name="Normal" style:list-style-name="LFO5" style:family="paragraph"/>
    <style:style style:name="P66" style:parent-style-name="Normal" style:list-style-name="LFO5" style:family="paragraph"/>
    <style:style style:name="P67" style:parent-style-name="Normal" style:list-style-name="LFO5" style:family="paragraph"/>
    <style:style style:name="P68" style:parent-style-name="Normal" style:list-style-name="LFO5" style:family="paragraph"/>
    <style:style style:name="P69" style:parent-style-name="Normal" style:list-style-name="LFO5" style:family="paragraph"/>
    <style:style style:name="P70" style:parent-style-name="Normal" style:list-style-name="LFO5" style:family="paragraph"/>
    <style:style style:name="P71" style:parent-style-name="Normal" style:list-style-name="LFO5" style:family="paragraph"/>
    <style:style style:name="P72" style:parent-style-name="Normal" style:list-style-name="LFO5" style:family="paragraph"/>
    <style:style style:name="P7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74" style:parent-style-name="ListParagraph" style:list-style-name="LFO6" style:family="paragraph"/>
    <style:style style:name="T75" style:parent-style-name="DefaultParagraphFont" style:family="text">
      <style:text-properties fo:font-weight="bold" style:font-weight-asian="bold" style:font-weight-complex="bold"/>
    </style:style>
    <style:style style:name="P76" style:parent-style-name="ListParagraph" style:list-style-name="LFO6" style:family="paragraph"/>
    <style:style style:name="T77" style:parent-style-name="DefaultParagraphFont" style:family="text">
      <style:text-properties fo:font-weight="bold" style:font-weight-asian="bold" style:font-weight-complex="bold"/>
    </style:style>
    <style:style style:name="P78" style:parent-style-name="ListParagraph" style:list-style-name="LFO6" style:family="paragraph"/>
    <style:style style:name="T79" style:parent-style-name="DefaultParagraphFont" style:family="text">
      <style:text-properties fo:font-weight="bold" style:font-weight-asian="bold" style:font-weight-complex="bold"/>
    </style:style>
    <style:style style:name="P80" style:parent-style-name="ListParagraph" style:list-style-name="LFO6" style:family="paragraph"/>
    <style:style style:name="T81" style:parent-style-name="DefaultParagraphFont" style:family="text">
      <style:text-properties fo:font-weight="bold" style:font-weight-asian="bold" style:font-weight-complex="bold"/>
    </style:style>
    <style:style style:name="P82" style:parent-style-name="ListParagraph" style:list-style-name="LFO6" style:family="paragraph"/>
    <style:style style:name="T83" style:parent-style-name="DefaultParagraphFont" style:family="text">
      <style:text-properties fo:font-weight="bold" style:font-weight-asian="bold" style:font-weight-complex="bold"/>
    </style:style>
    <style:style style:name="P84" style:parent-style-name="ListParagraph" style:list-style-name="LFO6" style:family="paragraph"/>
    <style:style style:name="T85" style:parent-style-name="DefaultParagraphFont" style:family="text">
      <style:text-properties fo:font-weight="bold" style:font-weight-asian="bold" style:font-weight-complex="bold"/>
    </style:style>
    <style:style style:name="P86" style:parent-style-name="ListParagraph" style:list-style-name="LFO6" style:family="paragraph"/>
    <style:style style:name="T87" style:parent-style-name="DefaultParagraphFont" style:family="text">
      <style:text-properties fo:font-weight="bold" style:font-weight-asian="bold" style:font-weight-complex="bold"/>
    </style:style>
    <style:style style:name="P88" style:parent-style-name="ListParagraph" style:list-style-name="LFO6" style:family="paragraph"/>
    <style:style style:name="P89" style:parent-style-name="ListParagraph" style:list-style-name="LFO6" style:family="paragraph"/>
    <style:style style:name="P90" style:parent-style-name="ListParagraph" style:list-style-name="LFO6" style:family="paragraph"/>
    <style:style style:name="P91" style:parent-style-name="ListParagraph" style:list-style-name="LFO6" style:family="paragraph"/>
    <style:style style:name="T92" style:parent-style-name="DefaultParagraphFont" style:family="text">
      <style:text-properties fo:font-weight="bold" style:font-weight-asian="bold" style:font-weight-complex="bold"/>
    </style:style>
  </office:automatic-styles>
  <office:body>
    <office:text text:use-soft-page-breaks="true">
      <text:p text:style-name="P1">BMW Driver Profile Quiz: Find Your Match!</text:p>
      <text:list text:style-name="LFO11" text:continue-numbering="true">
        <text:list-item>
          <text:p text:style-name="P2">Emotional Drive: Pick a feeling for your drives: a) Excitement b) Elegance c) Innovation d) Tranquillity</text:p>
        </text:list-item>
        <text:list-item>
          <text:p text:style-name="P3">Dream Drive: Your ideal road: a) Twists and turns b) Smooth highways c) Urban streets d) Open roads</text:p>
        </text:list-item>
        <text:list-item>
          <text:p text:style-name="P4">BMW Connection: What emotion when you're in your BMW? a) Adrenaline rush b) Sophistication c) Tech thrill d) Peaceful calm.</text:p>
        </text:list-item>
        <text:list-item>
          <text:p text:style-name="P5">Statement Ride: What message does your BMW send? a) Adventure and style b) Timeless elegance c) Futuristic innovation d) Confident allure.</text:p>
        </text:list-item>
      </text:list>
      <text:p text:style-name="P6">Discover your BMW match today!</text:p>
      <text:p text:style-name="P7">RESULTS:</text:p>
      <text:p text:style-name="Normal"><text:span text:style-name="T8">Adventure Seeker</text:span>: Your BMW driver profile is that of an Adventure Seeker. You're all about excitement and thrill on the road. Winding paths and spontaneous road trips are your jam. You want your BMW to make every drive an adrenaline-pumping adventure.</text:p>
      <text:p text:style-name="Normal"><text:span text:style-name="T9">Elegance Lover</text:span>: Congratulations, you're an Elegance Lover! Your style exudes sophistication and timeless class. Smooth highways and luxurious comfort are your preferences. You envision your BMW reflecting your refined taste and elegance wherever you go.</text:p>
      <text:p text:style-name="Normal"><text:span text:style-name="T10">Tech Enthusiast</text:span>: Your BMW driver profile aligns with being a Tech Enthusiast. Cutting-edge innovation and tech-savvy features are what excite you. Urban streets and innovative experiences resonate with you. Your BMW will be a hub of advanced technology and futuristic style.</text:p>
      <text:p text:style-name="Normal"><text:span text:style-name="T11">Relaxed Cruiser</text:span>: You're a Relaxed Cruiser! Tranquillity and peace are your driving companions. Scenic drives and open roads are where you find solace. Your BMW is all about providing serene comfort and a calm driving experience.</text:p>
      <text:p text:style-name="Normal"><text:span text:style-name="T12">Confident Driver</text:span>: Your BMW driver profile points to being a Confident Driver. You value both style and performance, seeking the perfect blend. Your BMW will make a statement of confidence wherever you drive, leaving an impression that's hard to forget.</text:p>
      <text:p text:style-name="P13"/>
      <text:p text:style-name="P14">BMW DRIVER PROFILE CONDENSED</text:p>
      <text:p text:style-name="P15">BMW Driver Profile: [Driver's Name]</text:p>
      <text:list text:style-name="LFO8" text:continue-numbering="true">
        <text:list-item>
          <text:p text:style-name="P16">Personality: [Traits]</text:p>
        </text:list-item>
        <text:list-item>
          <text:p text:style-name="P17">Driving: [Preferences]</text:p>
        </text:list-item>
        <text:list-item>
          <text:p text:style-name="P18">BMW Model: [Choice]</text:p>
        </text:list-item>
        <text:list-item>
          <text:p text:style-name="P19">Features: [Preferred Features]</text:p>
        </text:list-item>
        <text:list-item>
          <text:p text:style-name="P20">Emotion: [Desired Feeling]</text:p>
        </text:list-item>
        <text:list-item>
          <text:p text:style-name="P21">Local: [Conditions/Climate]</text:p>
        </text:list-item>
        <text:list-item>
          <text:p text:style-name="P22">Ethics: [Values]</text:p>
        </text:list-item>
        <text:list-item>
          <text:p text:style-name="P23">Summary: [Driver's Preferences]</text:p>
        </text:list-item>
      </text:list>
      <text:p text:style-name="Normal"/>
      <text:p text:style-name="P24">INCOPOPRATING ETHICAL RULES AND PARAMETERS INTO CHATBOT</text:p>
      <text:list text:style-name="LFO3" text:continue-numbering="true">
        <text:list-item>
          <text:p text:style-name="P25">Transparency:</text:p>
          <text:list text:continue-numbering="true">
            <text:list-item>
              <text:p text:style-name="P26">Clearly state chatbot's purpose and limitations.</text:p>
            </text:list-item>
            <text:list-item>
              <text:p text:style-name="P27">Inform users they are interacting with a chatbot.</text:p>
            </text:list-item>
          </text:list>
        </text:list-item>
        <text:list-item>
          <text:p text:style-name="P28">Privacy:</text:p>
          <text:list text:continue-numbering="true">
            <text:list-item>
              <text:p text:style-name="P29">Obtain user consent for data collection.</text:p>
            </text:list-item>
            <text:list-item>
              <text:p text:style-name="P30">Safeguard and encrypt user data.</text:p>
            </text:list-item>
          </text:list>
        </text:list-item>
        <text:list-item>
          <text:p text:style-name="P31">User Control:</text:p>
          <text:list text:continue-numbering="true">
            <text:list-item>
              <text:p text:style-name="P32">Allow opt-in/opt-out of data collection.</text:p>
            </text:list-item>
            <text:list-item>
              <text:p text:style-name="P33">Give users control over communication.</text:p>
            </text:list-item>
          </text:list>
        </text:list-item>
        <text:list-item>
          <text:p text:style-name="P34">Respectful Language:</text:p>
          <text:list text:continue-numbering="true">
            <text:list-item>
              <text:p text:style-name="P35">Use inclusive and respectful language.</text:p>
            </text:list-item>
          </text:list>
        </text:list-item>
        <text:list-item>
          <text:p text:style-name="P36">Accuracy:</text:p>
          <text:list text:continue-numbering="true">
            <text:list-item>
              <text:p text:style-name="P37">Provide accurate, up-to-date information.</text:p>
            </text:list-item>
          </text:list>
        </text:list-item>
        <text:list-item>
          <text:p text:style-name="P38">Avoid Misleading:</text:p>
          <text:list text:continue-numbering="true">
            <text:list-item>
              <text:p text:style-name="P39">Ensure truthful responses, no misleading information.</text:p>
            </text:list-item>
          </text:list>
        </text:list-item>
        <text:list-item>
          <text:p text:style-name="P40">Sensitive Topics:</text:p>
          <text:list text:continue-numbering="true">
            <text:list-item>
              <text:p text:style-name="P41">Approach sensitively, provide resources.</text:p>
            </text:list-item>
            <text:list-item>
              <text:p text:style-name="P42">Offer escalation to human support.</text:p>
            </text:list-item>
          </text:list>
        </text:list-item>
        <text:list-item>
          <text:p text:style-name="P43">Monitoring &amp; Improvement:</text:p>
          <text:list text:continue-numbering="true">
            <text:list-item>
              <text:p text:style-name="P44">Regularly review and improve responses.</text:p>
            </text:list-item>
          </text:list>
        </text:list-item>
        <text:list-item>
          <text:p text:style-name="P45">Human Assistance:</text:p>
          <text:list text:continue-numbering="true">
            <text:list-item>
              <text:p text:style-name="P46">Allow switch to human support.</text:p>
            </text:list-item>
          </text:list>
        </text:list-item>
        <text:list-item>
          <text:p text:style-name="P47">Clear Exit:</text:p>
          <text:list text:continue-numbering="true">
            <text:list-item>
              <text:p text:style-name="P48">Enable easy chatbot exit.</text:p>
            </text:list-item>
          </text:list>
        </text:list-item>
      </text:list>
      <text:p text:style-name="P49"/>
      <text:p text:style-name="P50">NEEDS ASSESSMENT:</text:p>
      <text:list text:style-name="LFO4" text:continue-numbering="true">
        <text:list-item>
          <text:p text:style-name="P51">You’re Driving Vibe: Choose an emotion that resonates with your driving style:</text:p>
          <text:list text:continue-numbering="true">
            <text:list-item>
              <text:p text:style-name="P52">Excitement</text:p>
            </text:list-item>
            <text:list-item>
              <text:p text:style-name="P53">Confidence</text:p>
            </text:list-item>
            <text:list-item>
              <text:p text:style-name="P54">Serenity</text:p>
            </text:list-item>
            <text:list-item>
              <text:p text:style-name="P55">Inspiration</text:p>
            </text:list-item>
          </text:list>
        </text:list-item>
        <text:list-item>
          <text:p text:style-name="P56">Dream Drive: Picture your ideal road. Is it a cityscape, open highway, or winding path?</text:p>
        </text:list-item>
        <text:list-item>
          <text:p text:style-name="P57">Emotional Connection: What feeling do you want your BMW to evoke when you drive it?</text:p>
        </text:list-item>
        <text:list-item>
          <text:p text:style-name="P58">Memorable Moments: Envision a cherished memory with your BMW. Is it an adventure, a journey, or something else?</text:p>
        </text:list-item>
      </text:list>
      <text:p text:style-name="P59"><text:span text:style-name="T60">DATASET AND SOURCES</text:span></text:p>
      <text:list text:style-name="LFO5" text:continue-numbering="true">
        <text:list-item>
          <text:p text:style-name="P61">Emotions and Driving:</text:p>
          <text:list text:continue-numbering="true">
            <text:list-item>
              <text:p text:style-name="P62">Look into academic studies on emotions and driving behaviour.</text:p>
            </text:list-item>
            <text:list-item>
              <text:p text:style-name="P63">Psychology journals might provide insights into how emotions affect decision-making while driving.</text:p>
            </text:list-item>
          </text:list>
        </text:list-item>
        <text:list-item>
          <text:p text:style-name="P64">Dream Drive Preferences:</text:p>
          <text:list text:continue-numbering="true">
            <text:list-item>
              <text:p text:style-name="P65">Government transportation departments might have data on road types and conditions.</text:p>
            </text:list-item>
            <text:list-item>
              <text:p text:style-name="P66">Mapping services like Google Maps or Waze could offer insights into popular road types.</text:p>
            </text:list-item>
          </text:list>
        </text:list-item>
        <text:list-item>
          <text:p text:style-name="P67">Emotional Connection to Vehicles:</text:p>
          <text:list text:continue-numbering="true">
            <text:list-item>
              <text:p text:style-name="P68">Research on consumer psychology and automotive preferences might provide insights.</text:p>
            </text:list-item>
            <text:list-item>
              <text:p text:style-name="P69">Online surveys or market research reports could offer information on emotional connections to vehicles.</text:p>
            </text:list-item>
          </text:list>
        </text:list-item>
        <text:list-item>
          <text:p text:style-name="P70">Memorable Moments and Experiences:</text:p>
          <text:list text:continue-numbering="true">
            <text:list-item>
              <text:p text:style-name="P71">Automotive enthusiast forums often contain real-world stories and experiences shared by car owners.</text:p>
            </text:list-item>
            <text:list-item>
              <text:p text:style-name="P72">Travel blogs and personal accounts might provide anecdotes of memorable drives.</text:p>
            </text:list-item>
          </text:list>
        </text:list-item>
      </text:list>
      <text:p text:style-name="Normal"/>
      <text:p text:style-name="P73">EXAMPLES OF SOURCES I USED</text:p>
      <text:list text:style-name="LFO6" text:continue-numbering="true">
        <text:list-item>
          <text:p text:style-name="P74"><text:span text:style-name="T75">Kaggle:</text:span><text:s/>Kaggle is a platform for data science competitions and offers a variety of datasets, including those related to the automotive industry. You might find datasets about car models, specifications, reviews, and more. (<text:a xlink:href="https://www.kaggle.com/datasets/shilpagopal/us-crime-dataset" office:target-frame-name="_top" xlink:show="replace"><text:span text:style-name="Hyperlink">https://www.kaggle.com/datasets/shilpagopal/us-crime-dataset</text:span></text:a>)</text:p>
        </text:list-item>
        <text:list-item>
          <text:p text:style-name="P76"><text:span text:style-name="T77">GitHub:</text:span><text:s/>GitHub repositories often contain datasets shared by researchers, data enthusiasts, and organizations. You can search for "BMW dataset" or related keywords to find potentially relevant datasets. (<text:a xlink:href="https://github.com/polock11/bmw_used_cars_analysis" office:target-frame-name="_top" xlink:show="replace"><text:span text:style-name="Hyperlink">https://github.com/polock11/bmw_used_cars_analysis</text:span></text:a>)</text:p>
        </text:list-item>
        <text:list-item>
          <text:p text:style-name="P78"><text:span text:style-name="T79">Data.gov:</text:span><text:s/>Data.gov provides datasets from various government agencies in the United States. While they might not have specific BMW data, they could have broader automotive-related data, such as fuel economy and emissions information. (<text:a xlink:href="https://catalog.data.gov/dataset/mobile-source-emissions-regulatory-compliance-data" office:target-frame-name="_top" xlink:show="replace"><text:span text:style-name="Hyperlink">https://catalog.data.gov/dataset/mobile-source-emissions-regulatory-compliance-data</text:span></text:a>)</text:p>
        </text:list-item>
        <text:list-item>
          <text:p text:style-name="P80"><text:span text:style-name="T81">Statista:</text:span><text:s/>Statista is a platform that offers statistics, market data, and infographics. You might find BMW-related data on sales, market share, and more. (<text:a xlink:href="https://www.statista.com/study/60860/bmw-report/" office:target-frame-name="_top" xlink:show="replace"><text:span text:style-name="Hyperlink">https://www.statista.com/study/60860/bmw-report/</text:span></text:a>)</text:p>
        </text:list-item>
        <text:list-item>
          <text:p text:style-name="P82"><text:span text:style-name="T83">Open Data Platforms:</text:span><text:s/>Check if any city or state open data platforms provide information about road conditions, traffic data, or related topics. This data could indirectly contribute to your BMW dataset.</text:p>
        </text:list-item>
        <text:list-item>
          <text:p text:style-name="P84"><text:span text:style-name="T85">Academic Institutions:</text:span><text:s/>Some universities and research institutions might have publicly available datasets related to the automotive industry or specific car brands like BMW.</text:p>
        </text:list-item>
        <text:list-item>
          <text:p text:style-name="P86"><text:span text:style-name="T87">Automotive Industry Reports:</text:span><text:s/>Research firms like J.D. Power and Associates, Edmunds, and Kelley Blue Book often publish automotive industry reports that might include data about various car brands, including BMW.</text:p>
        </text:list-item>
        <text:list-item>
          <text:p text:style-name="P88"><text:a xlink:href="https://drivetexas.org/" office:target-frame-name="_top" xlink:show="replace"><text:span text:style-name="Hyperlink">https://drivetexas.org/</text:span></text:a></text:p>
        </text:list-item>
        <text:list-item>
          <text:p text:style-name="P89"><text:a xlink:href="https://www.weather.gov/cys/unitedstatesroadconditions" office:target-frame-name="_top" xlink:show="replace"><text:span text:style-name="Hyperlink">https://www.weather.gov/cys/unitedstatesroadconditions</text:span></text:a></text:p>
        </text:list-item>
        <text:list-item>
          <text:p text:style-name="P90"><text:a xlink:href="https://www.eia.gov/opendata/browser/co2-emissions/co2-emissions-aggregates?frequency=annual&amp;data=value;&amp;start=1970&amp;end=2021&amp;sortColumn=period;&amp;sortDirection=desc" office:target-frame-name="_top" xlink:show="replace"><text:span text:style-name="Hyperlink">https://www.eia.gov/opendata/browser/co2-emissions/co2-emissions-aggregates?frequency=annual&amp;data=value;&amp;start=1970&amp;end=2021&amp;sortColumn=period;&amp;sortDirection=desc</text:span></text:a>;</text:p>
        </text:list-item>
        <text:list-item>
          <text:p text:style-name="P91"><text:span text:style-name="T92">Data.world:<text:s/></text:span>online platform where individuals, organizations, and researchers can discover, share, and collaborate on datasets. It offers a collaborative space for data enthusiasts to find, use, and contribute to datasets from various domains. Users can access datasets, analyse data, and engage in discussions, making it a hub for data-driven projects and insights.</text:p>
        </text:list-item>
      </text:list>
      <text:p text:style-name="ListParagraph">(<text:a xlink:href="https://data.world/search?type=resources" office:target-frame-name="_top" xlink:show="replace"><text:span text:style-name="Hyperlink">https://data.world/search?type=resources</text:span></text: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Symbol" fo:font-size="10pt" style:font-size-asian="10pt"/>
    </style:style>
    <style:style style:name="WW_CharLFO2LVL2" style:family="text">
      <style:text-properties style:font-name="Symbol" fo:font-size="10pt" style:font-size-asian="10pt"/>
    </style:style>
    <style:style style:name="WW_CharLFO3LVL2" style:family="text">
      <style:text-properties style:font-name="Symbol" fo:font-size="10pt" style:font-size-asian="10pt"/>
    </style:style>
    <style:style style:name="WW_CharLFO4LVL2" style:family="text">
      <style:text-properties style:font-name="Symbol" fo:font-size="10pt" style:font-size-asian="10pt"/>
    </style:style>
    <style:style style:name="WW_CharLFO5LVL2" style:family="text">
      <style:text-properties style:font-name="Symbol" fo:font-size="10pt" style:font-size-asian="10pt"/>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brahim Puri</meta:initial-creator>
    <dc:creator>Ibrahim Puri</dc:creator>
    <meta:creation-date>2023-08-21T17:34:00Z</meta:creation-date>
    <dc:date>2023-08-25T12:51:00Z</dc:date>
    <meta:template xlink:href="Normal" xlink:type="simple"/>
    <meta:editing-cycles>13</meta:editing-cycles>
    <meta:editing-duration>PT17760S</meta:editing-duration>
    <meta:document-statistic meta:page-count="4" meta:paragraph-count="14" meta:word-count="1063" meta:character-count="7114" meta:row-count="50" meta:non-whitespace-character-count="6065"/>
  </office:meta>
</office:document-meta>
</file>